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20pt" fo:font-weight="bold" officeooo:rsid="001af7af" officeooo:paragraph-rsid="001af7a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6pt" fo:font-weight="normal" officeooo:rsid="001af7af" officeooo:paragraph-rsid="001af7af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fo:font-size="16pt" fo:font-weight="normal" officeooo:rsid="001af7af" officeooo:paragraph-rsid="001af7a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size="14pt" fo:font-weight="normal" officeooo:rsid="001af7af" officeooo:paragraph-rsid="001af7af" style:font-size-asian="17.5pt" style:font-weight-asian="normal" style:font-size-complex="20pt" style:font-weight-complex="normal"/>
    </style:style>
    <style:style style:name="P5" style:family="paragraph" style:parent-style-name="Standard" style:list-style-name="L6">
      <style:paragraph-properties fo:line-height="115%" fo:text-align="justify" style:justify-single-word="false"/>
      <style:text-properties fo:font-size="14pt" fo:font-weight="normal" officeooo:rsid="001af7af" officeooo:paragraph-rsid="001af7af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font-weight="normal" officeooo:rsid="001af7af" officeooo:paragraph-rsid="001af7af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font-weight="bold" officeooo:rsid="001af7af" officeooo:paragraph-rsid="001af7af" style:font-size-asian="17.5pt" style:font-weight-asian="bold" style:font-size-complex="20pt" style:font-weight-complex="bold"/>
    </style:style>
    <style:style style:name="T1" style:family="text">
      <style:text-properties fo:font-size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S Server</text:p>
      <text:p text:style-name="P4"/>
      <text:p text:style-name="P2">Node JS – <text:span text:style-name="T1">framework js open source e cross plataform.</text:span></text:p>
      <text:p text:style-name="P2"><text:span text:style-name="T1"/></text:p>
      <text:p text:style-name="P2"><text:span text:style-name="T1">Vantagens do Node JS:</text:span></text:p>
      <text:list text:style-name="L1">
        <text:list-item>
          <text:p text:style-name="P3"><text:span text:style-name="T1">Ótima performance.</text:span></text:p>
        </text:list-item>
        <text:list-item>
          <text:p text:style-name="P3"><text:span text:style-name="T1">Portável e mais compatível.</text:span></text:p>
        </text:list-item>
        <text:list-item>
          <text:p text:style-name="P3"><text:span text:style-name="T1">Baseada em JS, aceita também TS e outras linguagens baseadas em JS.</text:span></text:p>
        </text:list-item>
        <text:list-item>
          <text:p text:style-name="P3"><text:span text:style-name="T1">Diversa quantidade de pacotes.</text:span></text:p>
        </text:list-item>
      </text:list>
      <text:p text:style-name="P2"><text:span text:style-name="T1"/></text:p>
      <text:p text:style-name="P2">Node Express – base para bibliotecas em JS.</text:p>
      <text:list text:style-name="L6">
        <text:list-item>
          <text:p text:style-name="P5">controlar as requisições dos verbos HTTP em diferente URLs;</text:p>
        </text:list-item>
        <text:list-item>
          <text:p text:style-name="P5">possibilitar a integração de motores de visualização para a inserção de dados;</text:p>
        </text:list-item>
        <text:list-item>
          <text:p text:style-name="P5">disponibilizar a configuração de aplicações web;</text:p>
        </text:list-item>
        <text:list-item>
          <text:p text:style-name="P5">utilizar um middleware relacionado às requisições quando um processo é adicionado.</text:p>
        </text:list-item>
      </text:list>
      <text:p text:style-name="P6"/>
      <text:p text:style-name="P2">Middleware</text:p>
      <text:p text:style-name="P6">Essas funções possuem acesso ao objeto de solicitação (req), ao objeto de resposta (res) e à próxima função middleware (next) no ciclo solicitação-resposta do aplicativo.</text:p>
      <text:p text:style-name="P7">intermediário na comunicação entre os usuário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20:39:03.266000000</meta:creation-date>
    <dc:date>2023-11-10T20:49:59.032000000</dc:date>
    <meta:editing-duration>PT10M57S</meta:editing-duration>
    <meta:editing-cycles>1</meta:editing-cycles>
    <meta:document-statistic meta:table-count="0" meta:image-count="0" meta:object-count="0" meta:page-count="1" meta:paragraph-count="15" meta:word-count="122" meta:character-count="770" meta:non-whitespace-character-count="669"/>
    <meta:generator>LibreOffice/7.6.2.1$Windows_X86_64 LibreOffice_project/56f7684011345957bbf33a7ee678afaf4d2ba333</meta:generator>
  </office:meta>
</office:document-meta>
</file>